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Google Sans" svg:font-family="'Google Sans', arial, sans-serif"/>
    <style:font-face style:name="Times" svg:font-family="Time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margin-left="0in" fo:margin-right="0in" fo:orphans="2" fo:widows="2" fo:text-indent="0in" style:auto-text-indent="false"/>
      <style:text-properties fo:font-variant="normal" fo:text-transform="none" fo:color="#202124" style:font-name="Times" fo:font-size="15.75pt" fo:letter-spacing="normal" fo:language="de" fo:country="DE" fo:font-style="normal" fo:font-weight="normal" officeooo:paragraph-rsid="00087caf" style:font-weight-asian="normal" style:font-weight-complex="normal" loext:padding="0in" loext:border="none"/>
    </style:style>
    <style:style style:name="P2" style:family="paragraph" style:parent-style-name="Preformatted_20_Text">
      <style:paragraph-properties fo:margin-left="0in" fo:margin-right="0in" fo:orphans="2" fo:widows="2" fo:text-indent="0in" style:auto-text-indent="false"/>
      <style:text-properties fo:font-variant="normal" fo:text-transform="none" fo:color="#202124" style:font-name="Century Gothic" fo:font-size="12pt" fo:letter-spacing="normal" fo:language="de" fo:country="DE" fo:font-style="normal" fo:font-weight="normal" officeooo:paragraph-rsid="00087caf" style:font-size-asian="12pt" style:font-weight-asian="normal" style:font-size-complex="12pt" style:font-weight-complex="normal" loext:padding="0in" loext:border="none"/>
    </style:style>
    <style:style style:name="P3" style:family="paragraph" style:parent-style-name="Preformatted_20_Text">
      <style:paragraph-properties fo:margin-left="0in" fo:margin-right="0in" fo:orphans="2" fo:widows="2" fo:text-indent="0in" style:auto-text-indent="false"/>
      <style:text-properties fo:font-variant="normal" fo:text-transform="none" fo:color="#202124" style:font-name="Century Gothic" fo:font-size="12pt" fo:letter-spacing="normal" fo:language="de" fo:country="DE" fo:font-style="normal" fo:font-weight="normal" officeooo:paragraph-rsid="00087caf" style:font-size-asian="12pt" style:font-size-complex="12pt"/>
    </style:style>
    <style:style style:name="P4" style:family="paragraph" style:parent-style-name="Standard">
      <style:text-properties style:font-name="Century Gothic"/>
    </style:style>
    <style:style style:name="P5" style:family="paragraph" style:parent-style-name="Standard">
      <style:text-properties style:font-name="Century Gothic" fo:font-size="12pt" style:font-size-asian="12pt" style:font-size-complex="12pt"/>
    </style:style>
    <style:style style:name="P6" style:family="paragraph" style:parent-style-name="Standard">
      <style:text-properties style:font-name="Century Gothic" fo:font-size="12pt" officeooo:paragraph-rsid="000e60b8" style:font-size-asian="12pt" style:font-size-complex="12pt"/>
    </style:style>
    <style:style style:name="P7" style:family="paragraph" style:parent-style-name="Standard">
      <style:text-properties style:font-name="Century Gothic" fo:font-size="12pt" officeooo:paragraph-rsid="0014c553" style:font-size-asian="12pt" style:font-size-complex="12pt"/>
    </style:style>
    <style:style style:name="P8" style:family="paragraph" style:parent-style-name="Preformatted_20_Text">
      <style:text-properties style:font-name="Century Gothic" fo:font-size="12pt" style:font-size-asian="12pt" style:font-size-complex="12pt"/>
    </style:style>
    <style:style style:name="P9" style:family="paragraph" style:parent-style-name="Preformatted_20_Text">
      <style:text-properties fo:font-variant="normal" fo:text-transform="none" fo:color="#202124" style:font-name="Google Sans" fo:font-size="15.75pt" fo:letter-spacing="normal" fo:language="de" fo:country="DE" fo:font-style="normal" fo:font-weight="normal"/>
    </style:style>
    <style:style style:name="P10" style:family="paragraph" style:parent-style-name="Preformatted_20_Text">
      <style:text-properties fo:font-variant="normal" fo:text-transform="none" fo:color="#202124" style:font-name="Google Sans" fo:font-size="15.75pt" fo:letter-spacing="normal" fo:language="de" fo:country="DE" fo:font-style="normal" fo:font-weight="normal" style:font-size-asian="12pt" style:font-size-complex="12pt"/>
    </style:style>
    <style:style style:name="P11" style:family="paragraph" style:parent-style-name="Preformatted_20_Text">
      <style:text-properties fo:font-variant="normal" fo:text-transform="none" fo:color="#202124" style:font-name="Century Gothic" fo:font-size="12pt" fo:letter-spacing="normal" fo:language="de" fo:country="DE" fo:font-style="normal" fo:font-weight="normal" style:font-size-asian="12pt" style:font-size-complex="12pt"/>
    </style:style>
    <style:style style:name="P12" style:family="paragraph" style:parent-style-name="Preformatted_20_Text">
      <style:text-properties fo:font-variant="normal" fo:text-transform="none" fo:color="#202124" style:font-name="Century Gothic" fo:font-size="12pt" fo:letter-spacing="normal" fo:language="de" fo:country="DE" fo:font-style="normal" fo:font-weight="normal" officeooo:paragraph-rsid="00132632" style:font-size-asian="12pt" style:font-size-complex="12pt"/>
    </style:style>
    <style:style style:name="P13" style:family="paragraph" style:parent-style-name="Preformatted_20_Text">
      <style:text-properties fo:font-variant="normal" fo:text-transform="none" fo:color="#202124" style:font-name="Century Gothic" fo:font-size="12pt" fo:letter-spacing="normal" fo:language="de" fo:country="DE" fo:font-style="normal" fo:font-weight="normal" officeooo:paragraph-rsid="0014c553" style:font-size-asian="12pt" style:font-size-complex="12pt"/>
    </style:style>
    <style:style style:name="P14" style:family="paragraph" style:parent-style-name="Preformatted_20_Text">
      <style:text-properties fo:font-variant="normal" fo:text-transform="none" fo:color="#202124" style:font-name="Century Gothic" fo:font-size="12pt" fo:letter-spacing="normal" fo:language="de" fo:country="DE" fo:font-style="normal" fo:font-weight="normal" officeooo:paragraph-rsid="00166427" style:font-size-asian="12pt" style:font-size-complex="12pt"/>
    </style:style>
    <style:style style:name="P15" style:family="paragraph" style:parent-style-name="Preformatted_20_Text">
      <style:text-properties fo:font-variant="normal" fo:text-transform="none" fo:color="#202124" style:font-name="Century Gothic" fo:font-size="12pt" fo:letter-spacing="normal" fo:language="de" fo:country="DE" fo:font-style="normal" fo:font-weight="normal" officeooo:paragraph-rsid="0016f256" style:font-size-asian="12pt" style:font-size-complex="12pt"/>
    </style:style>
    <style:style style:name="P16" style:family="paragraph" style:parent-style-name="Preformatted_20_Text">
      <style:text-properties fo:font-variant="normal" fo:text-transform="none" fo:color="#202124" style:font-name="Century Gothic" fo:font-size="12pt" fo:letter-spacing="normal" fo:language="de" fo:country="DE" fo:font-style="normal" fo:font-weight="normal" officeooo:paragraph-rsid="00190a20" style:font-size-asian="12pt" style:font-size-complex="12pt"/>
    </style:style>
    <style:style style:name="P17" style:family="paragraph" style:parent-style-name="Preformatted_20_Text">
      <style:text-properties fo:font-variant="normal" fo:text-transform="none" fo:color="#202124" style:font-name="Google Sans" fo:font-size="15.75pt" fo:letter-spacing="normal" fo:language="de" fo:country="DE" fo:font-style="normal" fo:font-weight="normal" officeooo:paragraph-rsid="0014c553" style:font-size-asian="12pt" style:font-size-complex="12pt"/>
    </style:style>
    <style:style style:name="P18" style:family="paragraph" style:parent-style-name="Preformatted_20_Text">
      <style:text-properties fo:font-variant="normal" fo:text-transform="none" fo:color="#202124" style:font-name="Google Sans" fo:font-size="15.75pt" fo:letter-spacing="normal" fo:language="de" fo:country="DE" fo:font-style="normal" fo:font-weight="normal" officeooo:paragraph-rsid="00190a20"/>
    </style:style>
    <style:style style:name="P19" style:family="paragraph" style:parent-style-name="Preformatted_20_Text">
      <style:text-properties style:font-name="Century Gothic" fo:font-size="12pt" officeooo:paragraph-rsid="00190a20" style:font-size-asian="12pt" style:font-size-complex="12pt"/>
    </style:style>
    <style:style style:name="P20" style:family="paragraph" style:parent-style-name="Preformatted_20_Text">
      <style:text-properties style:font-name="Google Sans" fo:font-size="15.75pt" officeooo:paragraph-rsid="00190a20"/>
    </style:style>
    <style:style style:name="P21" style:family="paragraph" style:parent-style-name="Preformatted_20_Text">
      <style:paragraph-properties fo:margin-left="0in" fo:margin-right="0in" fo:orphans="2" fo:widows="2" fo:text-indent="0in" style:auto-text-indent="false"/>
      <style:text-properties fo:font-variant="normal" fo:text-transform="none" fo:color="#202124" style:font-name="Century Gothic" fo:font-size="12pt" fo:letter-spacing="normal" fo:language="de" fo:country="DE" fo:font-style="normal" fo:font-weight="normal" officeooo:paragraph-rsid="00087caf" style:font-size-asian="12pt" style:font-weight-asian="normal" style:font-size-complex="12pt" style:font-weight-complex="normal" loext:padding="0in" loext:border="none"/>
    </style:style>
    <style:style style:name="P22" style:family="paragraph" style:parent-style-name="Standard">
      <style:text-properties style:font-name="Century Gothic" fo:font-size="12pt" fo:letter-spacing="normal" officeooo:paragraph-rsid="00190a20" style:font-size-asian="12pt" style:font-weight-asian="normal" style:font-size-complex="12pt" style:font-weight-complex="normal" loext:padding="0in" loext:border="none"/>
    </style:style>
    <style:style style:name="P23" style:family="paragraph" style:parent-style-name="Standard">
      <style:text-properties style:font-name="Century Gothic" fo:font-size="12pt" fo:letter-spacing="normal" officeooo:rsid="000fb18b" officeooo:paragraph-rsid="00190a20" style:font-size-asian="12pt" style:font-weight-asian="normal" style:font-size-complex="12pt" style:font-weight-complex="normal" loext:padding="0in" loext:border="none"/>
    </style:style>
    <style:style style:name="P24" style:family="paragraph" style:parent-style-name="Standard">
      <style:text-properties style:font-name="Century Gothic" fo:font-size="12pt" officeooo:paragraph-rsid="00113088" style:font-size-asian="12pt" style:font-size-complex="12pt"/>
    </style:style>
    <style:style style:name="P25" style:family="paragraph" style:parent-style-name="Standard">
      <style:text-properties style:font-name="Century Gothic" fo:font-size="12pt" officeooo:paragraph-rsid="0014c553" style:font-size-asian="12pt" style:font-size-complex="12pt"/>
    </style:style>
    <style:style style:name="P26" style:family="paragraph" style:parent-style-name="Standard">
      <style:text-properties style:font-name="Century Gothic" fo:font-size="12pt" officeooo:paragraph-rsid="00190a20" style:font-size-asian="12pt" style:font-size-complex="12pt"/>
    </style:style>
    <style:style style:name="P27" style:family="paragraph" style:parent-style-name="Standard">
      <style:text-properties style:font-name="Century Gothic" fo:font-size="12pt" fo:font-weight="bold" officeooo:rsid="00113088" officeooo:paragraph-rsid="00113088" style:font-size-asian="12pt" style:font-weight-asian="bold" style:font-size-complex="12pt" style:font-weight-complex="bold"/>
    </style:style>
    <style:style style:name="P28" style:family="paragraph" style:parent-style-name="Standard">
      <style:text-properties style:font-name="Century Gothic" fo:font-size="12pt" officeooo:paragraph-rsid="00190a20"/>
    </style:style>
    <style:style style:name="P29" style:family="paragraph" style:parent-style-name="Standard">
      <style:text-properties style:font-name="Century Gothic" officeooo:paragraph-rsid="00190a20"/>
    </style:style>
    <style:style style:name="P30" style:family="paragraph" style:parent-style-name="Standard">
      <style:text-properties fo:color="#000000" style:font-name="Century Gothic" fo:font-size="12pt" fo:letter-spacing="0.0075in" fo:language="de" fo:country="DE" officeooo:paragraph-rsid="00190a20" style:font-size-asian="12pt" style:font-weight-asian="normal" style:font-size-complex="12pt" style:font-weight-complex="normal" loext:padding="0in" loext:border="none"/>
    </style:style>
    <style:style style:name="P31" style:family="paragraph" style:parent-style-name="Standard">
      <style:text-properties fo:font-variant="normal" fo:text-transform="none" fo:color="#202124" style:font-name="Google Sans" fo:font-size="15.75pt" fo:letter-spacing="normal" fo:language="de" fo:country="DE" fo:font-style="normal" fo:font-weight="normal" officeooo:paragraph-rsid="0014c553"/>
    </style:style>
    <style:style style:name="P32" style:family="paragraph" style:parent-style-name="Standard">
      <style:text-properties officeooo:paragraph-rsid="00190a20"/>
    </style:style>
    <style:style style:name="P33" style:family="paragraph" style:parent-style-name="Standard">
      <style:paragraph-properties fo:margin-left="0in" fo:margin-right="0in" fo:orphans="2" fo:widows="2" fo:text-indent="0in" style:auto-text-indent="false"/>
      <style:text-properties fo:font-variant="normal" fo:text-transform="none" fo:color="#000000" style:font-name="Century Gothic" fo:font-size="12pt" fo:letter-spacing="normal" fo:font-style="normal" fo:font-weight="normal" officeooo:paragraph-rsid="00190a20" style:font-size-asian="12pt" style:font-weight-asian="normal" style:font-size-complex="12pt" style:font-weight-complex="normal" loext:padding="0in" loext:border="none"/>
    </style:style>
    <style:style style:name="P34" style:family="paragraph" style:parent-style-name="Standard">
      <style:paragraph-properties fo:margin-left="0in" fo:margin-right="0in" fo:orphans="2" fo:widows="2" fo:text-indent="0in" style:auto-text-indent="false"/>
      <style:text-properties fo:font-variant="normal" fo:text-transform="none" fo:color="#202124" style:font-name="Century Gothic" fo:font-size="12pt" fo:letter-spacing="normal" fo:language="de" fo:country="DE" fo:font-style="normal" fo:font-weight="normal" officeooo:paragraph-rsid="00190a20" style:font-size-asian="12pt" style:font-weight-asian="normal" style:font-size-complex="12pt" style:font-weight-complex="normal" loext:padding="0in" loext:border="none"/>
    </style:style>
    <style:style style:name="T1" style:family="text">
      <style:text-properties fo:font-variant="normal" fo:text-transform="none" fo:color="#202124" fo:letter-spacing="normal" fo:language="de" fo:country="DE" fo:font-style="normal" fo:font-weight="normal"/>
    </style:style>
    <style:style style:name="T2" style:family="text">
      <style:text-properties fo:font-variant="normal" fo:text-transform="none" fo:color="#202124" fo:letter-spacing="normal" fo:language="de" fo:country="DE" fo:font-style="normal" fo:font-weight="normal" style:font-size-asian="12pt" style:font-size-complex="12pt"/>
    </style:style>
    <style:style style:name="T3" style:family="text">
      <style:text-properties fo:font-variant="normal" fo:text-transform="none" fo:color="#202124" fo:letter-spacing="normal" fo:language="de" fo:country="DE" fo:font-style="normal" fo:font-weight="normal" officeooo:rsid="00101b84" style:font-size-asian="12pt" style:font-size-complex="12pt"/>
    </style:style>
    <style:style style:name="T4" style:family="text">
      <style:text-properties fo:font-variant="normal" fo:text-transform="none" fo:color="#202124" fo:letter-spacing="normal" fo:language="de" fo:country="DE" fo:font-style="normal" fo:font-weight="normal" officeooo:rsid="00190a20" style:font-size-asian="12pt" style:font-weight-asian="normal" style:font-size-complex="12pt" style:font-weight-complex="normal" loext:padding="0in" loext:border="none"/>
    </style:style>
    <style:style style:name="T5" style:family="text">
      <style:text-properties fo:font-variant="normal" fo:text-transform="none" fo:color="#202124" fo:letter-spacing="normal" fo:language="de" fo:country="DE" fo:font-style="normal" fo:font-weight="normal" officeooo:rsid="0014c553"/>
    </style:style>
    <style:style style:name="T6" style:family="text">
      <style:text-properties fo:font-variant="normal" fo:text-transform="none" fo:color="#202124" fo:letter-spacing="normal" fo:language="de" fo:country="DE" fo:font-style="normal" fo:font-weight="normal" officeooo:rsid="0016f256"/>
    </style:style>
    <style:style style:name="T7" style:family="text">
      <style:text-properties fo:font-variant="normal" fo:text-transform="none" fo:color="#202124" fo:letter-spacing="normal" fo:language="de" fo:country="DE" fo:font-style="normal" fo:font-weight="normal" officeooo:rsid="00190a20" style:font-weight-asian="normal" style:font-weight-complex="normal" loext:padding="0in" loext:border="none"/>
    </style:style>
    <style:style style:name="T8" style:family="text">
      <style:text-properties fo:font-variant="normal" fo:text-transform="none" fo:color="#202124" style:font-name="Century Gothic" fo:font-size="12pt" fo:letter-spacing="normal" fo:language="de" fo:country="DE" fo:font-style="normal" fo:font-weight="normal"/>
    </style:style>
    <style:style style:name="T9" style:family="text">
      <style:text-properties fo:font-variant="normal" fo:text-transform="none" fo:color="#202124" style:font-name="Century Gothic" fo:font-size="12pt" fo:letter-spacing="normal" fo:language="de" fo:country="DE" fo:font-style="normal" fo:font-weight="normal" style:font-size-asian="12pt" style:font-size-complex="12pt"/>
    </style:style>
    <style:style style:name="T10" style:family="text">
      <style:text-properties fo:font-variant="normal" fo:text-transform="none" fo:color="#202124" style:font-name="Century Gothic" fo:font-size="12pt" fo:letter-spacing="normal" fo:language="de" fo:country="DE" fo:font-style="normal" fo:font-weight="normal" officeooo:rsid="000fb18b" style:font-size-asian="12pt" style:font-size-complex="12pt"/>
    </style:style>
    <style:style style:name="T11" style:family="text">
      <style:text-properties fo:font-variant="normal" fo:text-transform="none" fo:color="#202124" style:font-name="Century Gothic" fo:font-size="12pt" fo:letter-spacing="normal" fo:language="de" fo:country="DE" fo:font-style="normal" fo:font-weight="normal" officeooo:rsid="00113088" style:font-size-asian="12pt" style:font-size-complex="12pt"/>
    </style:style>
    <style:style style:name="T12" style:family="text">
      <style:text-properties fo:font-variant="normal" fo:text-transform="none" fo:color="#202124" style:font-name="Century Gothic" fo:font-size="12pt" fo:letter-spacing="normal" fo:language="de" fo:country="DE" fo:font-style="normal" fo:font-weight="normal" officeooo:rsid="00132632" style:font-size-asian="12pt" style:font-size-complex="12pt"/>
    </style:style>
    <style:style style:name="T13" style:family="text">
      <style:text-properties fo:font-variant="normal" fo:text-transform="none" fo:color="#202124" style:font-name="Century Gothic" fo:font-size="12pt" fo:letter-spacing="normal" fo:language="de" fo:country="DE" fo:font-style="normal" fo:font-weight="normal" officeooo:rsid="00190a20" style:font-size-asian="12pt" style:font-weight-asian="normal" style:font-size-complex="12pt" style:font-weight-complex="normal" loext:padding="0in" loext:border="none"/>
    </style:style>
    <style:style style:name="T14" style:family="text">
      <style:text-properties fo:font-variant="normal" fo:text-transform="none" fo:color="#202124" fo:font-size="12pt" fo:letter-spacing="normal" fo:language="de" fo:country="DE" fo:font-style="normal" fo:font-weight="normal" officeooo:rsid="00190a20" style:font-size-asian="12pt" style:font-weight-asian="normal" style:font-size-complex="12pt" style:font-weight-complex="normal" loext:padding="0in" loext:border="none"/>
    </style:style>
    <style:style style:name="T15" style:family="text">
      <style:text-properties fo:font-variant="normal" fo:text-transform="none" fo:letter-spacing="normal" fo:language="de" fo:country="DE" fo:font-style="normal"/>
    </style:style>
    <style:style style:name="T16" style:family="text">
      <style:text-properties fo:font-variant="normal" fo:text-transform="none" fo:letter-spacing="normal" fo:language="de" fo:country="DE" fo:font-style="normal" style:font-weight-asian="normal" style:font-weight-complex="normal"/>
    </style:style>
    <style:style style:name="T17" style:family="text">
      <style:text-properties fo:font-variant="normal" fo:text-transform="none" fo:font-size="12pt" fo:letter-spacing="normal" fo:language="de" fo:country="DE" fo:font-style="normal" officeooo:rsid="00190a20" style:font-size-asian="12pt" style:font-weight-asian="normal" style:font-size-complex="12pt" style:font-weight-complex="normal" loext:padding="0in" loext:border="none"/>
    </style:style>
    <style:style style:name="T18" style:family="text">
      <style:text-properties fo:color="#000000" fo:font-weight="normal" style:font-weight-asian="normal" style:font-weight-complex="normal"/>
    </style:style>
    <style:style style:name="T19" style:family="text">
      <style:text-properties fo:color="#000000" style:font-weight-asian="normal" style:font-weight-complex="normal"/>
    </style:style>
    <style:style style:name="T20" style:family="text">
      <style:text-properties fo:color="#000000" fo:letter-spacing="0.0075in" style:font-weight-asian="normal" style:font-weight-complex="normal" loext:padding="0in" loext:border="none"/>
    </style:style>
    <style:style style:name="T21" style:family="text">
      <style:text-properties fo:color="#000000" fo:letter-spacing="0.0075in" fo:language="de" fo:country="DE" style:font-weight-asian="normal" style:font-weight-complex="normal" loext:padding="0in" loext:border="none"/>
    </style:style>
    <style:style style:name="T22" style:family="text">
      <style:text-properties fo:color="#000000" fo:letter-spacing="0.0075in" fo:language="de" fo:country="DE" officeooo:rsid="000fb18b" style:font-weight-asian="normal" style:font-weight-complex="normal" loext:padding="0in" loext:border="none"/>
    </style:style>
    <style:style style:name="T23" style:family="text">
      <style:text-properties fo:color="#000000" fo:letter-spacing="normal" fo:language="de" fo:country="DE" officeooo:rsid="00190a20" style:font-weight-asian="normal" style:font-weight-complex="normal" loext:padding="0in" loext:border="none"/>
    </style:style>
    <style:style style:name="T24" style:family="text">
      <style:text-properties fo:color="#000000" fo:font-size="12pt" fo:letter-spacing="normal" fo:font-weight="normal" officeooo:rsid="00190a20" style:font-size-asian="12pt" style:font-weight-asian="normal" style:font-size-complex="12pt" style:font-weight-complex="normal" loext:padding="0in" loext:border="none"/>
    </style:style>
    <style:style style:name="T25" style:family="text">
      <style:text-properties fo:color="#202124" fo:letter-spacing="normal" fo:language="de" fo:country="DE"/>
    </style:style>
    <style:style style:name="T26" style:family="text">
      <style:text-properties fo:color="#202124" fo:letter-spacing="normal" fo:language="de" fo:country="DE" officeooo:rsid="000ad35d"/>
    </style:style>
    <style:style style:name="T27" style:family="text">
      <style:text-properties fo:color="#202124" fo:letter-spacing="normal" fo:language="de" fo:country="DE" officeooo:rsid="000e60b8"/>
    </style:style>
    <style:style style:name="T28" style:family="text">
      <style:text-properties fo:color="#202124" fo:letter-spacing="normal" fo:language="de" fo:country="DE" officeooo:rsid="00190a20"/>
    </style:style>
    <style:style style:name="T29" style:family="text">
      <style:text-properties fo:letter-spacing="normal" style:font-weight-asian="normal" style:font-weight-complex="normal" loext:padding="0in" loext:border="none"/>
    </style:style>
    <style:style style:name="T30" style:family="text">
      <style:text-properties fo:letter-spacing="normal" officeooo:rsid="00190a20" style:font-weight-asian="normal" style:font-weight-complex="normal" loext:padding="0in" loext:border="none"/>
    </style:style>
    <style:style style:name="T31" style:family="text">
      <style:text-properties fo:letter-spacing="normal" officeooo:rsid="00190a20"/>
    </style:style>
    <style:style style:name="T32" style:family="text">
      <style:text-properties fo:letter-spacing="normal" officeooo:rsid="00190a20" style:font-size-asian="12pt" style:font-weight-asian="normal" style:font-size-complex="12pt" style:font-weight-complex="normal" loext:padding="0in" loext:border="none"/>
    </style:style>
    <style:style style:name="T33" style:family="text">
      <style:text-properties fo:letter-spacing="normal" fo:font-style="normal" fo:font-weight="normal" officeooo:rsid="00190a20" style:font-size-asian="12pt" style:font-style-asian="normal" style:font-weight-asian="normal" style:font-size-complex="12pt" style:font-style-complex="normal" style:font-weight-complex="normal" loext:padding="0in" loext:border="none"/>
    </style:style>
    <style:style style:name="T34" style:family="text">
      <style:text-properties officeooo:rsid="000e60b8"/>
    </style:style>
    <style:style style:name="T35" style:family="text">
      <style:text-properties style:font-weight-asian="normal" style:font-weight-complex="normal" loext:padding="0in" loext:border="none"/>
    </style:style>
    <style:style style:name="T36" style:family="text">
      <style:text-properties officeooo:rsid="000e60b8" style:font-weight-asian="normal" style:font-weight-complex="normal" loext:padding="0in" loext:border="none"/>
    </style:style>
    <style:style style:name="T37" style:family="text">
      <style:text-properties officeooo:rsid="00190a20" style:font-weight-asian="normal" style:font-weight-complex="normal" loext:padding="0in" loext:border="none"/>
    </style:style>
    <style:style style:name="T38" style:family="text">
      <style:text-properties officeooo:rsid="000fb18b"/>
    </style:style>
    <style:style style:name="T39" style:family="text">
      <style:text-properties style:font-size-asian="12pt" style:font-size-complex="12pt"/>
    </style:style>
    <style:style style:name="T40" style:family="text">
      <style:text-properties officeooo:rsid="000fb18b" style:font-size-asian="12pt" style:font-size-complex="12pt"/>
    </style:style>
    <style:style style:name="T41" style:family="text">
      <style:text-properties officeooo:rsid="00101b84" style:font-size-asian="12pt" style:font-size-complex="12pt"/>
    </style:style>
    <style:style style:name="T42" style:family="text">
      <style:text-properties style:font-name="Century Gothic" officeooo:rsid="000fb18b" style:font-size-asian="12pt" style:font-size-complex="12pt"/>
    </style:style>
    <style:style style:name="T43" style:family="text">
      <style:text-properties style:font-name="Century Gothic" fo:font-size="12pt" style:font-size-asian="12pt" style:font-size-complex="12pt"/>
    </style:style>
    <style:style style:name="T44" style:family="text">
      <style:text-properties style:font-name="Century Gothic" fo:font-size="12pt" officeooo:rsid="00113088" style:font-size-asian="12pt" style:font-size-complex="12pt"/>
    </style:style>
    <style:style style:name="T45" style:family="text">
      <style:text-properties style:font-name="Century Gothic" fo:font-size="12pt" officeooo:rsid="00132632" style:font-size-asian="12pt" style:font-size-complex="12pt"/>
    </style:style>
    <style:style style:name="T46" style:family="text">
      <style:text-properties style:font-name="Century Gothic" fo:font-size="12pt" officeooo:rsid="0014c553" style:font-size-asian="12pt" style:font-size-complex="12pt"/>
    </style:style>
    <style:style style:name="T47" style:family="text">
      <style:text-properties style:font-name="Century Gothic" fo:font-size="12pt" officeooo:rsid="00190a20" style:font-size-asian="12pt" style:font-weight-asian="normal" style:font-size-complex="12pt" style:font-weight-complex="normal" loext:padding="0in" loext:border="none"/>
    </style:style>
    <style:style style:name="T48" style:family="text">
      <style:text-properties style:font-name="Century Gothic" fo:font-size="12pt" fo:letter-spacing="normal" officeooo:rsid="00190a20" style:font-size-asian="12pt" style:font-weight-asian="normal" style:font-size-complex="12pt" style:font-weight-complex="normal" loext:padding="0in" loext:border="none"/>
    </style:style>
    <style:style style:name="T49" style:family="text">
      <style:text-properties officeooo:rsid="00101b84"/>
    </style:style>
    <style:style style:name="T50" style:family="text">
      <style:text-properties officeooo:rsid="00113088"/>
    </style:style>
    <style:style style:name="T51" style:family="text">
      <style:text-properties fo:font-style="normal" fo:font-weight="normal" officeooo:rsid="00113088" style:font-size-asian="12pt" style:font-style-asian="normal" style:font-weight-asian="normal" style:font-size-complex="12pt" style:font-style-complex="normal" style:font-weight-complex="normal"/>
    </style:style>
    <style:style style:name="T52" style:family="text">
      <style:text-properties officeooo:rsid="0014c553"/>
    </style:style>
    <style:style style:name="T53" style:family="text">
      <style:text-properties officeooo:rsid="00166427"/>
    </style:style>
    <style:style style:name="T54" style:family="text">
      <style:text-properties officeooo:rsid="0016f256"/>
    </style:style>
    <style:style style:name="T55" style:family="text">
      <style:text-properties officeooo:rsid="00190a20"/>
    </style:style>
    <style:style style:name="T56" style:family="text">
      <style:text-properties fo:font-size="12pt" fo:letter-spacing="normal" officeooo:rsid="00190a20" style:font-size-asian="12pt" style:font-weight-asian="normal" style:font-size-complex="12pt" style:font-weight-complex="normal" loext:padding="0in"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bookmark text:name="tw-target-text"/>Herzlichen Glückwunsch - Sie haben Ihre Registrierung abgeschlossen. Sie können den folgenden Vertrag als PDF auf Ihrem Computer speichern.<text:span text:style-name="T56">&lt;br&gt;&lt;br&gt;</text:span></text:p>
      <text:p text:style-name="P4"/>
      <text:p text:style-name="P29"><text:bookmark text:name="tw-target-text1"/>Vertrag zwischen:<text:span text:style-name="T56">&lt;br&gt;&lt;br&gt;</text:span></text:p>
      <text:p text:style-name="P4"/>
      <text:p text:style-name="P29">Bewerber: (Name des Bewerbers)<text:span text:style-name="T56">&lt;br&gt;&lt;br&gt;</text:span></text:p>
      <text:p text:style-name="P4"/>
      <text:p text:style-name="P4">Adresse: (Adresse des Bewerbers)</text:p>
      <text:p text:style-name="P4"/>
      <text:p text:style-name="P29">im Folgenden als der „Teilnehmer“ bezeichnet<text:span text:style-name="T56">&lt;br&gt;&lt;br&gt;</text:span></text:p>
      <text:p text:style-name="P4"/>
      <text:p text:style-name="P29">und <text:span text:style-name="T56">&lt;br&gt;&lt;br&gt;</text:span></text:p>
      <text:p text:style-name="P4"/>
      <text:p text:style-name="P29">NASPA Gegen den Strom- Festival an der Lahn e.V. im Folgenden als der „Veranstalter“ bezeichnet.<text:span text:style-name="T56">&lt;br&gt;&lt;br&gt;</text:span></text:p>
      <text:p text:style-name="P29"><text:span text:style-name="T24">&lt;br&gt;</text:span><text:span text:style-name="T18"><text:line-break/><text:line-break/></text:span><text:bookmark text:name="tw-target-text2"/><text:span text:style-name="T1">1. Der Teilnehmer hat dem Veranstalter 50 Euro für die Teilnahme am Jacques Offenbach Grand Prix 2021 gezahlt. Der Teilnehmer hat dem Veranstalter eine Zahlungsbestätigung vorgelegt.</text:span><text:span text:style-name="T14">&lt;br&gt;&lt;br&gt;</text:span></text:p>
      <text:p text:style-name="P29"><text:bookmark text:name="tw-target-text3"/><text:span text:style-name="T16">2. Der Teilnehmer wird alle Wettbewerbsregeln einhalten, die im Abschnitt "Allgemeine Geschäftsbedingungen" der Website "offenbachgp.com" aufgeführt sind. Andernfalls wird der Wettbewerb ohne Rückerstattung der Teilnahmegebühr vom Wettbewerb ausgeschlossen.</text:span><text:span text:style-name="T17">&lt;br&gt;&lt;br&gt;</text:span><text:span text:style-name="T19"><text:line-break/></text:span><text:bookmark text:name="tw-target-text4"/><text:span text:style-name="T15">3. Der Veranstalter erklärt verantwortungsbewusst, dass er den Teilnehmer über dessen Fortschritt im Wettbewerb auf dem Laufenden hält und dafür sorgt, dass der Teilnehmer von der Jury fair und ohne Vorurteile behandelt wird.</text:span><text:span text:style-name="T17">&lt;br&gt;&lt;br&gt;</text:span></text:p>
      <text:p text:style-name="P29"><text:bookmark text:name="tw-target-text5"/>4. Der Veranstalter stellt sicher, dass die gesamte Korrespondenz zwischen dem Teilnehmer und dem Panel höflich und respektvoll bleibt, und schützt den Teilnehmer auch vor möglichen böswilligen Verhaltensweisen im Kommentarbereich des Materials des letzteren.<text:span text:style-name="T56">&lt;br&gt;&lt;br&gt;</text:span></text:p>
      <text:p text:style-name="P29"><text:bookmark text:name="tw-target-text6"/>5. Der Veranstalter zahlt dem Teilnehmer unverzüglich einen der auf der Website 'offenbachgp.com' angekündigten Preise, falls der Teilnehmer diese Preise von der Jury erhält.<text:span text:style-name="T56">&lt;br&gt;&lt;br&gt;</text:span></text:p>
      <text:p text:style-name="P29"><text:bookmark text:name="tw-target-text7"/><text:span text:style-name="T16">6. Der Veranstalter wird rechtzeitig (3. Runde des Wettbewerbs) die Bankdaten des Teilnehmers anfordern. Alle Preise sind nur per Banküberweisung und auf keine andere Weise zahlbar. Wenn der Teilnehmer kein Bankkonto hat, kann ein Konto eines Familienmitglieds oder einer anderen Art von Stimmrechtsvertretung bereitgestellt werden, wobei der Teilnehmer allein dafür verantwortlich ist, den Preis von dieser Stimmrechtsvertretung zu erhalten.</text:span><text:span text:style-name="T17">&lt;br&gt;&lt;br&gt;</text:span><text:span text:style-name="T19"><text:line-break/></text:span><text:bookmark text:name="tw-target-text8"/><text:span text:style-name="T16">7. Der Veranstalter und Administrator dieser Website übernimmt keine Verantwortung für Kontakte zwischen Ihnen und Mitgliedern des Publikums, die über die Grenzen dieser Website hinausgehen. Wenn Sie Kontaktinformationen bereitwillig über diese Website (z. B. in Ihrer Biografie) weitergeben, erfolgt dies nicht unter dem Rat der Urheber des Wettbewerbs oder der Website.</text:span></text:p>
      <text:p text:style-name="P4"><text:line-break/></text:p>
      <text:p text:style-name="P4"/>
      <text:p text:style-name="P4"/>
      <text:p text:style-name="P22"><text:soft-page-break/>About:<text:span text:style-name="T55">&lt;br&gt;&lt;br&gt;</text:span></text:p>
      <text:p text:style-name="P6"><text:span text:style-name="T29"><text:line-break/></text:span><text:bookmark text:name="tw-target-text9"/><text:span text:style-name="T25">Der </text:span><text:span text:style-name="T28">&lt;i&gt;</text:span><text:span text:style-name="T25">Jacques Offenbach Grand Prix</text:span><text:span text:style-name="T28">&lt;/i&gt;</text:span><text:span text:style-name="T25"> ist eine neue Initiative des </text:span><text:span text:style-name="T28">&lt;i&gt;</text:span><text:span text:style-name="T25">Festival Gegen den Strom</text:span><text:span text:style-name="T28">&lt;/i&gt;</text:span><text:span text:style-name="T25"> in Bad Ems. <text:s/>Dieser internationale Online-Gesangswettbewerb </text:span><text:span text:style-name="T27">hat</text:span><text:span text:style-name="T25"> Jacques Offenbach </text:span><text:span text:style-name="T27">im Schwerpunkt </text:span><text:span text:style-name="T25">und schafft </text:span><text:span text:style-name="T27">dazu </text:span><text:span text:style-name="T25">eine neue Plattform für professionelle </text:span><text:span text:style-name="T27">Operns</text:span><text:span text:style-name="T25">änger, auf der sie sich präsentieren und sich mit Opernhäusern und Festivals verbinden können. <text:s/></text:span><text:span text:style-name="T27">Operns</text:span><text:span text:style-name="T25">änger aus der ganzen Welt werden mit einer Vielzahl </text:span><text:span text:style-name="T26">des Opernr</text:span><text:span text:style-name="T25">epertoires konkurrieren, einschließlich einiger obligatorischer Repertoires des Komponisten, um Geldpreise zu gewinnen </text:span><text:span text:style-name="T27">aber auch </text:span><text:span text:style-name="T25">an zukünftigen Produktionen und Meisterklassen teilzunehmen. <text:s/>Was diese Veranstaltung besonders und einzigartig macht, ist dass das Publikum eine Stimme im Ergebnis erhält, da die Stimme des Publikums wie die Stimme eines </text:span><text:span text:style-name="T27">des Mitglieds der Jury </text:span><text:span text:style-name="T25">zählt.</text:span></text:p>
      <text:p text:style-name="P33"><text:span text:style-name="T55">&lt;br&gt;&lt;br&gt;</text:span></text:p>
      <text:p text:style-name="P2"><text:bookmark text:name="tw-target-text10"/>Grand Prix und Internationale Sommer <text:span text:style-name="T34">Operna</text:span>kademie:</text:p>
      <text:p text:style-name="P34"><text:span text:style-name="T55">&lt;br&gt;&lt;br&gt;</text:span></text:p>
      <text:p text:style-name="P2"><text:bookmark text:name="tw-target-text11"/>Der <text:span text:style-name="T55">&lt;i&gt;</text:span>Jacques Offenbach Grand Prix<text:span text:style-name="T55">&lt;/i&gt;</text:span> soll<text:span text:style-name="T34">te</text:span> direkt mit der International Summer Opera Academy verbunden werden - ebenfalls ein neues Projekt des <text:span text:style-name="T55">&lt;i&gt;</text:span>Festival Gegen den Strom<text:span text:style-name="T55">&lt;/i&gt;</text:span>, das im Sommer 2021 starten sollte. Alle Gewinner des Grand Prix würden eingestellt <text:span text:style-name="T34">a</text:span>ls Solisten in der endgültigen </text:p>
      <text:p text:style-name="P3"><text:bookmark text:name="tw-target-text12"/><text:span text:style-name="T35">Opernproduktion von Jacques Offenbachs Oper </text:span><text:span text:style-name="T37">&lt;i&gt;</text:span><text:span text:style-name="T35">Hoffmann‘</text:span><text:span text:style-name="T37">s Erzählungen&lt;/i&gt;</text:span><text:span text:style-name="T35">, zu der auch Studenten der Akademie für Nebenrollen und Ensembles gehörten. </text:span><text:span text:style-name="T36">Leider</text:span><text:span text:style-name="T35"> musste die Akademie </text:span><text:span text:style-name="T36">2021 </text:span><text:span text:style-name="T35">aufgrund der Pandemie abgesagt werden. Der diesjährige Grand Prix findet online statt und die Gewinner werden für </text:span><text:bookmark text:name="tw-target-text13"/><text:span text:style-name="T35">zukünftige Produktionen des </text:span><text:span text:style-name="T37">&lt;i&gt;</text:span><text:span text:style-name="T35">Festival Gegen den Strom</text:span><text:span text:style-name="T37">&lt;/i&gt;</text:span><text:span text:style-name="T35"> und der Opernfirmen und Festivals, die die Mitglieder dieses Panels vertreten, berücksichtigt.</text:span></text:p>
      <text:p text:style-name="P34"><text:span text:style-name="T55">&lt;br&gt;&lt;br&gt;</text:span></text:p>
      <text:p text:style-name="P1"/>
      <text:p text:style-name="P26"><text:span text:style-name="T38">Bedingungen: </text:span><text:line-break/><text:span text:style-name="T30">&lt;br&gt;&lt;br&gt;</text:span><text:line-break/>1. <text:span text:style-name="T38">Allgemeine Bedingungen: </text:span><text:line-break/><text:span text:style-name="T30">&lt;br&gt;&lt;br&gt;</text:span><text:line-break/>1.1 <text:span text:style-name="T38">Der </text:span>2021 Grand Prix ha<text:span text:style-name="T38">t eine Kategorie</text:span>: Oper/Operetta<text:span text:style-name="T30">&lt;br&gt;</text:span><text:line-break/>1.2 <text:span text:style-name="T38">Der </text:span>Grand Prix <text:span text:style-name="T38">ist offen zu alle Sänger</text:span><text:span text:style-name="T30">&lt;br&gt;</text:span><text:line-break/>- <text:span text:style-name="T38">von <text:s/>alle Nationalitäten</text:span><text:span text:style-name="T30">&lt;br&gt;</text:span><text:line-break/>- <text:span text:style-name="T38">wer über 18 Jahre alt sind</text:span><text:span text:style-name="T30">&lt;br&gt;</text:span><text:line-break/>- <text:span text:style-name="T38">wer ihre Gesangsstudium abgeschlossen haben (Bachelor)</text:span><text:span text:style-name="T30">&lt;br&gt;</text:span><text:line-break/>- <text:span text:style-name="T38">wer seit mindestes 2 Jahre nicht Student eines des Mitglieds der Jury war.</text:span><text:span text:style-name="T30">&lt;br&gt;</text:span><text:line-break/>1.3 <text:span text:style-name="T38">Der </text:span>Grand Prix <text:span text:style-name="T38">findet dies Jahr online statt, </text:span><text:bookmark text:name="tw-target-text32"/><text:span text:style-name="T1">aufgrund der Einschränkungen der Covid19-Pandemie.</text:span><text:span text:style-name="T7">&lt;br&gt;</text:span></text:p>
      <text:p text:style-name="P26"><text:bookmark text:name="tw-target-text33"/>1.4 Alle Entscheidungen der Jury sind endgültig.<text:span text:style-name="T30">&lt;br&gt;</text:span></text:p>
      <text:p text:style-name="P32"><text:span text:style-name="T42">1.5 </text:span><text:bookmark text:name="tw-target-text34"/><text:span text:style-name="T9">Die gesamte Korrespondenz </text:span><text:span text:style-name="T10">des Grand Prix </text:span><text:span text:style-name="T9">erfolgt in englischer Sprache.</text:span><text:span text:style-name="T13">&lt;br&gt;</text:span></text:p>
      <text:p text:style-name="P23"><text:span text:style-name="T55">&lt;br&gt;&lt;br&gt;</text:span></text:p>
      <text:p text:style-name="P5"/>
      <text:p text:style-name="P26"><text:bookmark text:name="tw-target-text24"/>2. A<text:span text:style-name="T38">ntrags</text:span>- <text:span text:style-name="T38">und Teilnehmergebühr:</text:span><text:span text:style-name="T30">&lt;br&gt;&lt;br&gt;</text:span></text:p>
      <text:p text:style-name="P5"/>
      <text:p text:style-name="P30"><text:bookmark text:name="tw-target-text25"/>2.1 Zahlungs- und Antragsfrist: 30. April 2021.<text:span text:style-name="T31">&lt;br&gt;</text:span></text:p>
      <text:p text:style-name="P26"><text:bookmark text:name="tw-target-text26"/>2.2 Anträge können nur auf dieser Website gestellt werden. (Gehen Sie zu Übernehmen aus dem Menü.)<text:span text:style-name="T30">&lt;br&gt;</text:span></text:p>
      <text:p text:style-name="P26"><text:bookmark text:name="tw-target-text27"/><text:soft-page-break/><text:span text:style-name="T21">2.3 Der Antrag wird erst bearbeitet, nachdem der Teilnehmer die </text:span><text:span text:style-name="T22">Teilnahme</text:span><text:span text:style-name="T21">gebühr bezahlt und alle erforderlichen Informationen und Unterlagen korrekt übermittelt hat.</text:span><text:span text:style-name="T23">&lt;br&gt;</text:span><text:span text:style-name="T20"><text:line-break/></text:span><text:bookmark text:name="tw-target-text28"/><text:span text:style-name="T21">2.4 </text:span><text:span text:style-name="T22">Teilnahmegebühr</text:span><text:span text:style-name="T21">: 50 €.</text:span><text:span text:style-name="T23">&lt;br&gt;</text:span></text:p>
      <text:p text:style-name="P26"><text:bookmark text:name="tw-target-text29"/>2.5 Die Teilnahmegebühr ist nur per Überweisung zu zahlen.<text:span text:style-name="T30">&lt;br&gt;</text:span></text:p>
      <text:p text:style-name="P26"><text:bookmark text:name="tw-target-text30"/>2.7 Die Gebühr wird nicht erstattet.<text:span text:style-name="T30">&lt;br&gt;</text:span></text:p>
      <text:p text:style-name="P26"><text:bookmark text:name="tw-target-text31"/>2.8 Erfolgreiche Teilnehmer müssen nach der 2. Runde ein Bild ihres Personalausweises oder Reisepasses <text:span text:style-name="T38">auf der Seite des Grand Prix </text:span>hochladen.<text:span text:style-name="T30">&lt;br&gt;&lt;br&gt;</text:span></text:p>
      <text:p text:style-name="P28"><text:span text:style-name="T39"><text:line-break/><text:line-break/><text:line-break/>3. </text:span><text:span text:style-name="T40">D</text:span><text:span text:style-name="T41">er Grand Prix:</text:span><text:span text:style-name="T32">&lt;br&gt;&lt;br&gt;</text:span><text:span text:style-name="T39"><text:line-break/><text:line-break/>3.1 </text:span><text:span text:style-name="T40">Der </text:span><text:span text:style-name="T39">Grand Prix </text:span><text:span text:style-name="T40">findet dies Jahr online statt, </text:span><text:bookmark text:name="tw-target-text321"/><text:span text:style-name="T2">aufgrund der Einschränkungen der Covid19-Pandemie.</text:span><text:span text:style-name="T4">&lt;br&gt;</text:span><text:span text:style-name="T39"><text:line-break/>3.2 </text:span><text:bookmark text:name="tw-target-text35"/><text:span text:style-name="T2">Alle Teilnehmer müssen Videos senden, die nicht älter als 3 Jahre sind.</text:span><text:span text:style-name="T4">&lt;br&gt;</text:span><text:span text:style-name="T39"><text:line-break/>3.3 </text:span><text:bookmark text:name="tw-target-text36"/><text:span text:style-name="T2">Die Qualität der Auflösung und der Ton des Videos können die Entscheidung des Panels beeinflussen.</text:span><text:span text:style-name="T4">&lt;br&gt;</text:span></text:p>
      <text:p text:style-name="P26">3.4<text:bookmark text:name="tw-target-text37"/><text:span text:style-name="T1">Aufnahmen von Live-Auftritten mit Publikum sind zulässig (auch mit Orchester) und können als Videos bearbeitet werden.</text:span><text:bookmark text:name="tw-target-text38"/><text:span text:style-name="T1">Aufnahmen mit Klavier oder Playback (Karaoke) ohne Publikum sind zulässig, sofern das Video in einer Einstellung aufgenommen wird (keine Bearbeitung).</text:span><text:bookmark text:name="tw-target-text39"/><text:span text:style-name="T1">Wenn Sie zu Hause aufnehmen, ziehen Sie sich bitte entsprechend an.</text:span><text:span text:style-name="T7">&lt;br&gt;</text:span></text:p>
      <text:p text:style-name="P26">3.5<text:bookmark text:name="tw-target-text40"/> <text:span text:style-name="T1">Alle Videos der Teilnehmer werden auf der Website des Wettbewerbs </text:span><text:bookmark text:name="tw-target-text41"/><text:span text:style-name="T1">veröffentlicht, damit die Öffentlichkeit für alle Runden abstimmen und kommentieren kann. Bitte beachten Sie, dass Ihre Biografien auch für die Öffentlichkeit sichtbar sind. </text:span><text:bookmark text:name="tw-target-text42"/><text:span text:style-name="T1">Fügen Sie daher keine vertraulichen Informationen zu Ihren Biografien wie Kontakt und Adresse hinzu. Bitte besuchen Sie den Abschnitt "Watch &amp; Vote" im Menü, damit Sie sehen können, wie Ihr Eintrag angezeigt wird, sobald Sie sich</text:span><text:bookmark text:name="tw-target-text43"/><text:span text:style-name="T1"> beworben haben.</text:span><text:span text:style-name="T7">&lt;br&gt;</text:span></text:p>
      <text:p text:style-name="P16"><text:bookmark text:name="tw-target-text44"/><text:span text:style-name="T49">3.6 </text:span>Der Wettbewerb wird in drei Runden ausgetragen.<text:span text:style-name="T37">&lt;br&gt;</text:span></text:p>
      <text:p text:style-name="P28"><text:span text:style-name="T32">&lt;br&gt;</text:span><text:span text:style-name="T39"><text:line-break/><text:line-break/>4. </text:span><text:span text:style-name="T41">Das Repertoire</text:span><text:span text:style-name="T39"><text:line-break/></text:span><text:span text:style-name="T32">&lt;br&gt;&lt;br&gt;</text:span><text:span text:style-name="T39"><text:line-break/>4.1 </text:span><text:bookmark text:name="tw-target-text45"/><text:span text:style-name="T2">Das Repertoire dieses Grand Prix besteht aus Oper und Operette nur in der Originalsprache.</text:span><text:span text:style-name="T4">&lt;br&gt;</text:span><text:span text:style-name="T39"><text:line-break/>4.2 </text:span><text:bookmark text:name="tw-target-text46"/><text:span text:style-name="T2">Für die 1. Runde müssen die Teilnehmer ein Video einer Arie ihrer Wahl senden.</text:span><text:span text:style-name="T4">&lt;br&gt;</text:span></text:p>
      <text:p text:style-name="P26">4.3<text:bookmark text:name="tw-target-text47"/><text:span text:style-name="T1">Für die 2. Runde haben die Teilnehmer zwei Wochen nach Bekanntgabe der Ergebnisse Zeit, ein Video einer deutschen Arie ihrer Wahl und ein Video einer Arie aus einer Oper oder Operette von Jacques Offenbach zu senden. </text:span><text:bookmark text:name="tw-target-text48"/><text:span text:style-name="T1">Für die 3. Runde (Finale) müssen die Teilnehmer drei Videos senden, wobei jedes Video in einer Einstellung (eine Kamera) für den Wettbewerb aufgenommen wurde. Das obligatorische Repertoire für alle Teilnehmer dieser Runde ist eine Arie von Jacques </text:span><text:bookmark text:name="tw-target-text49"/><text:span text:style-name="T1">Offenbach (Oper oder Operette), eine französische Arie ihrer Wahl und eine italienische Arie ihrer Wahl. Die Finalisten werden rechtzeitig darüber informiert, dass sie zwei Wochen Zeit haben, </text:span><text:bookmark text:name="tw-target-text50"/><text:span text:style-name="T1">die Videos aufzunehmen.</text:span><text:span text:style-name="T7">&lt;br&gt;</text:span></text:p>
      <text:p text:style-name="P26"><text:soft-page-break/>4.4 <text:bookmark text:name="tw-target-text51"/><text:span text:style-name="T1">Für die 3. Runde (Finale) müssen die Teilnehmer drei Videos senden, wobei jedes Video in einer Einstellung (eine Kamera) für den Wettbewerb aufgenommen wurde. Das obligatorische Repertoire für alle Teilnehmer dieser Runde ist eine Arie von Jacques </text:span><text:bookmark text:name="tw-target-text52"/><text:span text:style-name="T1">Offenbach (Oper oder Operette), eine französische Arie ihrer Wahl und eine italienische Arie ihrer Wahl. Die Finalisten werden rechtzeitig darüber informiert, dass sie zwei Wochen Zeit haben, die Videos aufzunehmen.</text:span><text:span text:style-name="T7">&lt;br&gt;</text:span></text:p>
      <text:p text:style-name="P28"><text:span text:style-name="T32">&lt;br&gt;</text:span><text:span text:style-name="T39"><text:line-break/><text:line-break/>5. </text:span><text:span text:style-name="T41">Die </text:span><text:span text:style-name="T39">P</text:span><text:span text:style-name="T41">reise</text:span><text:span text:style-name="T39"><text:line-break/></text:span><text:span text:style-name="T32">&lt;br&gt;&lt;br&gt;</text:span><text:span text:style-name="T39"><text:line-break/>1. Pr</text:span><text:span text:style-name="T41">eis</text:span><text:span text:style-name="T39"> € 1.500</text:span><text:span text:style-name="T32">&lt;br&gt;&lt;br&gt;</text:span><text:span text:style-name="T39"><text:line-break/><text:line-break/>2. Pr</text:span><text:span text:style-name="T41">eis</text:span><text:span text:style-name="T39">: € 1.000</text:span><text:span text:style-name="T32">&lt;br&gt;&lt;br&gt;</text:span><text:span text:style-name="T39"><text:line-break/><text:line-break/>3. Pr</text:span><text:span text:style-name="T41">eis</text:span><text:span text:style-name="T39">: € 500</text:span><text:span text:style-name="T32">&lt;br&gt;&lt;br&gt;</text:span><text:span text:style-name="T39"><text:line-break/><text:line-break/></text:span><text:bookmark text:name="tw-target-text54"/><text:span text:style-name="T2">Zusammen mit den Preisen erhalten die Gewinner des Grand Prix von allen Mitgliedern des Panels Stipendien und mögliche A</text:span><text:span text:style-name="T3">uftritts</text:span><text:span text:style-name="T2">möglichkeiten.</text:span><text:span text:style-name="T4">&lt;br&gt;&lt;br&gt;</text:span></text:p>
      <text:p text:style-name="P32"><text:span text:style-name="T39"><text:line-break/></text:span><text:span text:style-name="T43"><text:line-break/>6. </text:span><text:span text:style-name="T44">Das </text:span><text:span text:style-name="T43">P</text:span><text:span text:style-name="T44">anel</text:span><text:span text:style-name="T48">&lt;br&gt;&lt;br&gt;</text:span><text:span text:style-name="T43"><text:line-break/><text:line-break/>1. Annegret Ritzel</text:span><text:span text:style-name="T48">&lt;br&gt;</text:span><text:span text:style-name="T43"><text:line-break/></text:span><text:span text:style-name="T44">Direktor des P</text:span><text:span text:style-name="T43">anel</text:span><text:span text:style-name="T44">s</text:span><text:span text:style-name="T48">&lt;br&gt;</text:span><text:span text:style-name="T43"><text:line-break/></text:span><text:span text:style-name="T44">Regisseurin </text:span><text:span text:style-name="T43">/Intendantin a. D. Dozentin a</text:span><text:span text:style-name="T44">n der </text:span><text:span text:style-name="T43">Otto Falckenberg- Schule (D)</text:span><text:span text:style-name="T48">&lt;br&gt;</text:span><text:span text:style-name="T43"><text:line-break/></text:span><text:span text:style-name="T48">&lt;br&gt;</text:span><text:span text:style-name="T43"><text:line-break/>2. Michael Hofstetter</text:span><text:span text:style-name="T48">&lt;br&gt;</text:span><text:span text:style-name="T43"><text:line-break/></text:span><text:span text:style-name="T44">Dirigent </text:span><text:span text:style-name="T43">(D)</text:span><text:span text:style-name="T48">&lt;br&gt;&lt;br&gt;</text:span><text:span text:style-name="T43"><text:line-break/><text:line-break/>3. Philip Modinos</text:span><text:span text:style-name="T48">&lt;br&gt;</text:span><text:span text:style-name="T43"><text:line-break/>Tenor/ Pianist/ Director of “Hellenic Opera Co.” (GR)<text:line-break/></text:span><text:span text:style-name="T48">&lt;br&gt;&lt;br&gt;</text:span><text:span text:style-name="T43"><text:line-break/>4. Richard Rittelmann</text:span><text:span text:style-name="T48">&lt;br&gt;</text:span><text:span text:style-name="T43"><text:line-break/>Bariton/ </text:span><text:span text:style-name="T44">Küstlerische </text:span><text:span text:style-name="T43">Director “Rosaces Art Productions” (FR)<text:line-break/></text:span><text:span text:style-name="T48">&lt;br&gt;&lt;br&gt;</text:span><text:span text:style-name="T43"><text:line-break/>5. Christian Deliso</text:span><text:span text:style-name="T48">&lt;br&gt;</text:span><text:span text:style-name="T43"><text:line-break/></text:span><text:span text:style-name="T44">Dirigend</text:span><text:span text:style-name="T43">/ Pianist/ Musical</text:span><text:span text:style-name="T44">ischer</text:span><text:span text:style-name="T43"> Director “Oscar della L</text:span><text:span text:style-name="T44">i</text:span><text:span text:style-name="T43">rica” (I)<text:line-break/></text:span><text:span text:style-name="T48">&lt;br&gt;&lt;br&gt;</text:span><text:span text:style-name="T43"><text:line-break/>6. Giovanni Vitali</text:span><text:span text:style-name="T48">&lt;br&gt;</text:span><text:span text:style-name="T43"><text:line-break/>Director </text:span><text:span text:style-name="T44">Kulturförderung </text:span><text:span text:style-name="T43">Maggio Musicale Fiorentino</text:span><text:span text:style-name="T48">&lt;br&gt;</text:span><text:span text:style-name="T43"><text:line-break/></text:span><text:span text:style-name="T44">Küstlerische </text:span><text:span text:style-name="T43">Director </text:span><text:span text:style-name="T44">Festival </text:span><text:span text:style-name="T43">Solo Belcanto Montisi-Montalcino (I)</text:span><text:span text:style-name="T39"><text:line-break/></text:span><text:span text:style-name="T48">&lt;br&gt;&lt;br&gt;</text:span><text:span text:style-name="T39"><text:line-break/></text:span><text:span text:style-name="T43">7. </text:span><text:span text:style-name="T44">Das Publikum</text:span><text:span text:style-name="T48">&lt;br&gt;</text:span><text:span text:style-name="T43"><text:line-break/></text:span><text:bookmark text:name="tw-target-text55"/><text:span text:style-name="T44">Das Publikum </text:span><text:span text:style-name="T9">darf für alle Runden abstimmen und das Ergebnis des Wettbewerbs beeinflussen. Die </text:span><text:span text:style-name="T11">Stimme des Publikums </text:span><text:span text:style-name="T9">zählt als die Stimme eines Richters.</text:span><text:span text:style-name="T13">&lt;br&gt;&lt;br&gt;</text:span></text:p>
      <text:p text:style-name="P24"/>
      <text:p text:style-name="P5"/>
      <text:p text:style-name="P27"/>
      <text:p text:style-name="P28"><text:soft-page-break/><text:span text:style-name="T51">Bewerbung:</text:span><text:span text:style-name="T33">&lt;br&gt;&lt;br&gt;</text:span><text:span text:style-name="T39"><text:line-break/><text:line-break/></text:span><text:bookmark text:name="tw-target-text57"/><text:span text:style-name="T2">Am Ende des Abschnitts "Bewerben" befindet sich ein Online-Formular, das Sie ausfüllen können</text:span><text:span text:style-name="T4">&lt;br&gt;&lt;br&gt;</text:span></text:p>
      <text:p text:style-name="P26"><text:line-break/><text:span text:style-name="T50">Teilnehmegebühr</text:span>: € 50.<text:span text:style-name="T30">&lt;br&gt;&lt;br&gt;</text:span><text:line-break/></text:p>
      <text:p text:style-name="P19"><text:bookmark text:name="tw-target-text56"/><text:span text:style-name="T1">Bevor Sie das Formular ausfüllen, müssen Sie die Gebühr zunächst auf das folgende Konto zahlen:</text:span><text:span text:style-name="T7">&lt;br&gt;&lt;br&gt;</text:span><text:line-break/><text:line-break/>Name: "Gegen den Strom" Festival an der Lahn e.V.<text:span text:style-name="T30">&lt;br&gt;&lt;br&gt;</text:span><text:line-break/><text:line-break/>Bank name: Nassauische Sparkasse (<text:span text:style-name="T50">oder </text:span>NASPA)<text:span text:style-name="T30">&lt;br&gt;&lt;br&gt;</text:span><text:line-break/><text:line-break/>Bank <text:span text:style-name="T50">Adresse</text:span>: Schloss Str. 2, 56377 Nassau<text:span text:style-name="T30">&lt;br&gt;&lt;br&gt;</text:span><text:line-break/><text:line-break/><text:span text:style-name="T50">Kontonummer:</text:span><text:span text:style-name="T30">&lt;br&gt;</text:span><text:line-break/>DE38 5105 0015 0563 2476 42<text:span text:style-name="T30">&lt;br&gt;&lt;br&gt;</text:span><text:line-break/><text:line-break/>BIC/Swift: NASSDE55XXX<text:span text:style-name="T30">&lt;br&gt;&lt;br&gt;</text:span><text:line-break/><text:line-break/><text:span text:style-name="T50">Intendant des </text:span>Festival<text:span text:style-name="T50">s</text:span> Gegen den Strom: Diethelm Gresch<text:span text:style-name="T30">&lt;br&gt;&lt;br&gt;</text:span><text:line-break/><text:line-break/>Festival <text:span text:style-name="T50">A</text:span>dress<text:span text:style-name="T50">e</text:span>: Hauptstr. 37, 56357 Nochern<text:span text:style-name="T30">&lt;br&gt;&lt;br&gt;</text:span><text:line-break/><text:line-break/>Tel: +49 6771 599328<text:span text:style-name="T30">&lt;br&gt;&lt;br&gt;</text:span><text:line-break/></text:p>
      <text:p text:style-name="P16"><text:bookmark text:name="tw-target-text58"/>Bitte stellen Sie sicher, dass Sie Ihren Namen in die Beschreibung Ihrer Zahlung eintragen. Stellen Sie außerdem sicher, dass Sie nach Zahlung Ihrer Gebühr einen<text:bookmark text:name="tw-target-text59"/> Zahlungsnachweis als PDF erhalten, z. B. eine Quittung. (Ohne diesen Beweis können Sie Ihre Bewerbung nicht weiter bearbeiten!)<text:span text:style-name="T37">&lt;br&gt;&lt;br&gt;</text:span></text:p>
      <text:p text:style-name="P12"/>
      <text:p text:style-name="P16"><text:bookmark text:name="tw-target-text61"/>Füllen Sie alle Felder sorgfältig und korrekt aus. Sie müssen ein Fotoporträt von sich selbst als JPG / PNG und eine kurze Biografie in PDF-Form hochladen. <text:bookmark text:name="tw-target-text62"/>Bitte benennen Sie alle Dateien mit Ihrem Namen und Ihrem Tag oder Geburtsdatum, um sicherzustellen, dass die Namen Ihrer Dateien eindeutig sind.<text:span text:style-name="T37">&lt;br&gt;&lt;br&gt;</text:span></text:p>
      <text:p text:style-name="P20"><text:span text:style-name="T43"><text:line-break/><text:line-break/>Video:</text:span><text:span text:style-name="T48">&lt;br&gt;</text:span><text:span text:style-name="T43"><text:line-break/></text:span><text:bookmark text:name="tw-target-text64"/><text:span text:style-name="T8">Sie müssen Ihr Video auf YouTube hochladen und das Video dann in diese Website einbetten (siehe unten). Bitte befolgen Sie die Anweisungen sorgfältig!</text:span><text:span text:style-name="T13">&lt;br&gt;&lt;br&gt;</text:span></text:p>
      <text:p text:style-name="P20"><text:span text:style-name="T43"><text:line-break/><text:line-break/></text:span><text:bookmark text:name="tw-target-text65"/><text:span text:style-name="T8">Wichtiges Update:</text:span><text:span text:style-name="T13">&lt;br&gt;</text:span><text:span text:style-name="T43"><text:line-break/></text:span><text:bookmark text:name="tw-target-text66"/><text:span text:style-name="T9">Die folgenden Anweisungen funktionieren NUR AUF DER DESKTOP-VERSION von </text:span><text:span text:style-name="T12">Y</text:span><text:span text:style-name="T9">ou</text:span><text:span text:style-name="T12">T</text:span><text:span text:style-name="T9">ube. Verwenden Sie entweder Ihren Desktop / Laptop oder fordern Sie die Desktop-Version von YouTube auf Ihrem Telefon an.</text:span><text:span text:style-name="T13">&lt;br&gt;&lt;br&gt;</text:span></text:p>
      <text:p text:style-name="P18"><text:bookmark text:name="tw-target-text68"/><text:span text:style-name="T43">So binden Sie ein Video ein </text:span><text:span text:style-name="T45">(embed video):</text:span><text:span text:style-name="T47">&lt;br&gt;&lt;br&gt;</text:span></text:p>
      <text:p text:style-name="P20"><text:soft-page-break/><text:span text:style-name="T43">1. </text:span><text:bookmark text:name="tw-target-text69"/><text:span text:style-name="T9">So binden Sie ein Video ein:</text:span><text:bookmark text:name="tw-target-text70"/><text:span text:style-name="T9"> Gehen Sie zu dem YouTube-Video, das Sie einbetten möchten (die Seite, auf der es tatsächlich abgespielt wird).</text:span><text:span text:style-name="T13">&lt;br&gt;</text:span><text:span text:style-name="T43"><text:line-break/>2. Under </text:span><text:span text:style-name="T46">dem </text:span><text:span text:style-name="T43">video, </text:span><text:span text:style-name="T46">klicken sie </text:span><text:span text:style-name="T43">SHARE.</text:span><text:span text:style-name="T48">&lt;br&gt;</text:span></text:p>
      <text:p text:style-name="P26">3. From the box that appears click Embed.<text:span text:style-name="T30">&lt;br&gt;</text:span></text:p>
      <text:p text:style-name="P26">4.<text:bookmark text:name="tw-target-text71"/><text:span text:style-name="T1">Klicken Sie im angezeigten Feld unten rechts auf die Schaltfläche Kopieren. Der Code, den Sie einfügen sollten, beginnt folgendermaßen: </text:span>"iframe"<text:span text:style-name="T30">&lt;br&gt;&lt;br&gt;</text:span></text:p>
      <text:p text:style-name="P28"><text:span text:style-name="T39">5.</text:span><text:bookmark text:name="tw-target-text72"/><text:span text:style-name="T39"> </text:span><text:span text:style-name="T2">Fügen Sie den Code in das Feld "Link of Video" ein.</text:span><text:span text:style-name="T4">&lt;br&gt;&lt;br&gt;</text:span></text:p>
      <text:p text:style-name="P7"/>
      <text:p text:style-name="P16"><text:bookmark text:name="tw-target-text73"/>Fügen Sie den Code in das Feld "Link of Video" ein.<text:span text:style-name="T37">&lt;br&gt;&lt;br&gt;</text:span></text:p>
      <text:p text:style-name="P26"><text:line-break/><text:line-break/><text:span text:style-name="T52">SEHR WICHTIG!!!</text:span><text:span text:style-name="T30">&lt;br&gt;&lt;br&gt;</text:span></text:p>
      <text:p text:style-name="P26">6.<text:bookmark text:name="tw-target-text74"/> <text:span text:style-name="T1">Beachten Sie bei der Eingabe Ihrer Biografie, dass Ihre Kontaktinformationen für alle Mitglieder des Publikums sichtbar sind, wenn Sie sie hinzufügen. Sie können sich dafür entscheiden, aber der Veranstalter des Wettbewerbs und der Administrator dieser Website </text:span><text:bookmark text:name="tw-target-text75"/><text:span text:style-name="T1">übernehmen keine Verantwortung für mögliche negative Folgen. Wir empfehlen Ihnen dringend, Ihre Kontaktinformationen nicht in Ihre Biografie aufzunehmen.</text:span><text:bookmark text:name="tw-target-text76"/><text:span text:style-name="T1"> Sie können Ihre Website natürlich auch hinzufügen, wenn Sie dies wünschen.</text:span><text:span text:style-name="T7">&lt;br&gt;&lt;br&gt;</text:span></text:p>
      <text:p text:style-name="P31"/>
      <text:p text:style-name="P16"><text:bookmark text:name="tw-target-text77"/>Beachten Sie bei der Eingabe Ihrer Biografie, dass Ihre Kontaktinformationen für alle Mitglieder des Publikums sichtbar sind, wenn Sie sie hinzufügen. Sie können sich dafür entscheiden, aber der Veranstalter des Wettbewerbs und der Administrator dieser Website <text:bookmark text:name="tw-target-text78"/>übernehmen keine Verantwortung für mögliche negative Folgen. Wir empfehlen Ihnen dringend, Ihre Kontaktinformationen nicht in Ihre Biografie aufzunehmen. <text:bookmark text:name="tw-target-text79"/>Sie können Ihre Website natürlich auch hinzufügen, wenn Sie dies wünschen.<text:span text:style-name="T37">&lt;br&gt;&lt;br&gt;</text:span></text:p>
      <text:p text:style-name="P17"/>
      <text:p text:style-name="P16"><text:bookmark text:name="tw-target-text80"/>Bitte befolgen Sie alle diese Schritte sorgfältig, um einen reibungslosen Upload Ihrer Bewerbung zu gewährleisten.<text:span text:style-name="T37">&lt;br&gt;&lt;br&gt;</text:span></text:p>
      <text:p text:style-name="P28"><text:span text:style-name="T39"><text:line-break/></text:span><text:bookmark text:name="tw-target-text81"/><text:span text:style-name="T2">Durch Klicken auf Senden:</text:span><text:span text:style-name="T4">&lt;br&gt;</text:span></text:p>
      <text:p text:style-name="P16"><text:bookmark text:name="tw-target-text82"/>Sie stimmen unseren Allgemeinen Geschäftsbedingungen zu.<text:span text:style-name="T37">&lt;br&gt;</text:span></text:p>
      <text:p text:style-name="P16"><text:bookmark text:name="tw-target-text83"/>Sie stimmen automatisch zu, dass Ihre persönlichen Daten verarbeitet werden.<text:span text:style-name="T37">&lt;br&gt;</text:span></text:p>
      <text:p text:style-name="P16"><text:bookmark text:name="tw-target-text84"/>Sie erklären verantwortungsbewusst, dass der von Ihnen bereitgestellte<text:span text:style-name="T37">&lt;br&gt;</text:span> Zahlungseingang echt ist.<text:span text:style-name="T37">&lt;br&gt;</text:span></text:p>
      <text:p text:style-name="P13"><text:bookmark text:name="tw-target-text85"/>Viel Glück!!!</text:p>
      <text:p text:style-name="P7"/>
      <text:p text:style-name="P19"><text:bookmark text:name="tw-target-text86"/><text:span text:style-name="T1">B</text:span><text:span text:style-name="T5">estädigung:</text:span><text:span text:style-name="T7">&lt;br&gt;&lt;br&gt;</text:span></text:p>
      <text:p text:style-name="P19"><text:span text:style-name="T5">Fast fer</text:span><text:span text:style-name="T6">tig!</text:span><text:span text:style-name="T7">&lt;br&gt;&lt;br&gt;</text:span></text:p>
      <text:p text:style-name="P11"><text:bookmark text:name="tw-target-text87"/>Vielen Dank, dass Sie sich für den Jacque Offenbach Grand Prix 2021 beworben haben. Sie sind noch nicht ganz fertig. <text:bookmark text:name="tw-target-text88"/>Bitte überprüfen Sie alles, was Sie hochgeladen haben, und stellen Sie sicher, dass alles <text:s/><text:bookmark text:name="tw-target-text89"/>funktioniert. Leider können die Richter und Administratoren die Dinge nicht für Sie korrigieren, wenn sie nicht Ihren Wünschen entsprechen. Wie Ihre Beiträge aussehen, wirkt sich auf die Richter und das Publikum aus. Sie haben jedoch die</text:p>
      <text:p text:style-name="P16"><text:bookmark text:name="tw-target-text90"/>Möglichkeit, dies alles jetzt zu überprüfen. Stellen Sie sicher, dass dieses Browserfenster geöffnet bleibt, sobald es geschlossen ist… <text:bookmark text:name="tw-target-text91"/>Ihre Bewerbung wird <text:soft-page-break/>registriert. Wenn ein Problem auftritt, können Sie Ihre Anwendung unten auf dieser Seite löschen und mit den korrigierten Eingaben erneut hochladen.<text:span text:style-name="T37">&lt;br&gt;&lt;br&gt;</text:span></text:p>
      <text:p text:style-name="P11"/>
      <text:p text:style-name="P16"><text:bookmark text:name="tw-target-text92"/>IHR NAME SOLLTE HIER ERSCHEINEN. <text:s/>Stellen Sie sicher, dass es richtig geschrieben ist!<text:span text:style-name="T37">&lt;br&gt;&lt;br&gt;</text:span></text:p>
      <text:p text:style-name="P14"/>
      <text:p text:style-name="P16"><text:bookmark text:name="tw-target-text93"/>IHR FOTO SOLLTE HIER ERSCHEINEN. WENN IHR FOTO NICHT ERSCHEINT, VERSUCHEN SIE, EINEN ANDEREN DATEINAMEN ZU<text:bookmark text:name="tw-target-text94"/> VERWENDEN.<text:span text:style-name="T37">&lt;br&gt;&lt;br&gt;</text:span></text:p>
      <text:p text:style-name="P14"/>
      <text:p text:style-name="P16">Wenn Ihr Foto nicht zentriert ist, versuchen Sie es auf Ihrem Computer zu kopieren und laden Sie es erneut hoch.<text:span text:style-name="T37">&lt;br&gt;&lt;br&gt;</text:span></text:p>
      <text:p text:style-name="P9"/>
      <text:p text:style-name="P16"><text:span text:style-name="T54">IHRE </text:span>VIDEO SOLLTE HIER ERSCHEINEN. WENN STATT NUR EINE CODE-LINIE ERSCHEINT, BEDEUTET DAS, DASS SIE DEN EMBED-LINK NICHT HOCHGELADEN HABEN. <text:span text:style-name="T37">&lt;br&gt;&lt;br&gt;</text:span></text:p>
      <text:p text:style-name="P14"/>
      <text:p text:style-name="P16"><text:bookmark text:name="tw-target-text96"/>Bitte stellen Sie sicher, dass Sie die Anweisungen sorgfältig befolgen!<text:span text:style-name="T37">&lt;br&gt;&lt;br&gt;</text:span></text:p>
      <text:p text:style-name="P10"/>
      <text:p text:style-name="P26"><text:span text:style-name="T54">IHRE </text:span>VIDEO SOLLTE HIER ERSCHEINEN. WENN STATT <text:span text:style-name="T54">DAS VIDEO </text:span>NUR EINE CODE-LINIE ERSCHEINT, BEDEUTET DAS DASS SIE DEN EMBED-LINK NICHT HOCHGELADEN HABEN. Bitte stellen Sie sicher, dass Sie die Anweisungen sorgfältig befolgen!<text:span text:style-name="T30">&lt;br&gt;&lt;br&gt;</text:span></text:p>
      <text:p text:style-name="P5"/>
      <text:p text:style-name="P16"><text:bookmark text:name="tw-target-text98"/>IHRE PERSÖNLICHEN INFORMATIONEN SOLLTEN HIER ERSCHEINEN. Dies wird der Öffentlichkeit nicht mitgeteilt, ist jedoch für den Fall, dass Sie gewinnen, von wesentlicher Bedeutung. E-Mail und Kontaktnummer sind besonders wichtig. BITTE STELLEN SIE SICHER, DASS ES RICHTIG IST!<text:span text:style-name="T37">&lt;br&gt;&lt;br&gt;</text:span></text:p>
      <text:p text:style-name="P5"/>
      <text:p text:style-name="P16"><text:bookmark text:name="tw-target-text99"/>IHRE BIOGRAFIE SOLLTE HIER ERSCHEINEN. WENN ES KEIN PDF IST, FUNKTIONIERT ES MÖGLICHERWEISE NICHT. Bitte stellen Sie sicher, dass es nicht zu lang ist. BITTE BEINHALTEN SIE BITTE KEINE KONTAKTINFORMATIONEN ZU IHRER BIOGRAFIE. SIE KÖNNEN IHRE <text:bookmark text:name="tw-target-text100"/>WEBSITE ENTHALTEN. <text:span text:style-name="T37">&lt;br&gt;&lt;br&gt;</text:span></text:p>
      <text:p text:style-name="P15"/>
      <text:p text:style-name="P16"><text:span text:style-name="T53">IHR</text:span> <text:bookmark text:name="tw-target-text101"/>ZAHLUNGSEMPFANG SOLLTE HIER ERSCHEINEN. WENN ES KEIN PDF IST, FUNKTIONIERT ES MÖGLICHERWEISE NICHT.<text:span text:style-name="T37">&lt;br&gt;&lt;br&gt;</text:span></text:p>
      <text:p text:style-name="P8"/>
      <text:p text:style-name="P16"><text:bookmark text:name="tw-target-text102"/>WENN ES ETWAS GIBT, DAS SIE NICHT MÖGEN, MÜSSEN SIE IHRE <text:span text:style-name="T53">BEWERBUNG</text:span> LÖSCHEN UND WIEDER BEGINNEN. Durch Klicken auf <text:bookmark text:name="tw-target-text104"/>"Löschen" wird die <text:span text:style-name="T53">Bewerbung </text:span>nicht mehr existieren. Sie werden auf die Seite "<text:span text:style-name="T53">Bewerbung</text:span>" umgeleitet und können Ihre Daten erneut eingeben.<text:span text:style-name="T37">&lt;br&gt;&lt;br&gt;</text:span></text:p>
      <text:p text:style-name="P8"/>
      <text:p text:style-name="P16"><text:bookmark text:name="tw-target-text105"/>WENN ES ETWAS GIBT, DAS SIE NICHT MÖGEN, MÜSSEN SIE IHRE <text:bookmark text:name="tw-target-text106"/>ANWENDUNG LÖSCHEN UND WIEDER BEGINNEN. Durch Klicken auf die "Löschen" wird die Anwendung nicht mehr existieren. Sie werden auf die Seite <text:bookmark text:name="tw-target-text107"/>"<text:span text:style-name="T54">Bewerbung</text:span>" umgeleitet und können Ihre Daten erneut eingeben.<text:span text:style-name="T37">&lt;br&gt;&lt;br&gt;</text:span></text:p>
      <text:p text:style-name="P9"/>
      <text:p text:style-name="P10"/>
      <text:p text:style-name="P5"/>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Google Sans" svg:font-family="'Google Sans', arial, sans-serif"/>
    <style:font-face style:name="Times" svg:font-family="Time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22T22:52:11.225507000</meta:creation-date>
    <dc:date>2021-03-29T18:28:00.659000000</dc:date>
    <meta:editing-duration>P2DT2H18M12S</meta:editing-duration>
    <meta:editing-cycles>5</meta:editing-cycles>
    <meta:generator>LibreOffice/6.4.3.2$Windows_X86_64 LibreOffice_project/747b5d0ebf89f41c860ec2a39efd7cb15b54f2d8</meta:generator>
    <meta:document-statistic meta:table-count="0" meta:image-count="0" meta:object-count="0" meta:page-count="7" meta:paragraph-count="78" meta:word-count="2115" meta:character-count="15379" meta:non-whitespace-character-count="13297"/>
  </office:meta>
</office:document-meta>
</file>